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TableColumn10" style:family="table-column">
      <style:table-column-properties style:column-width="0.252in" style:use-optimal-column-width="false"/>
    </style:style>
    <style:style style:name="TableColumn11" style:family="table-column">
      <style:table-column-properties style:column-width="0.4444in" style:use-optimal-column-width="false"/>
    </style:style>
    <style:style style:name="TableColumn12" style:family="table-column">
      <style:table-column-properties style:column-width="0.6555in" style:use-optimal-column-width="false"/>
    </style:style>
    <style:style style:name="TableColumn13" style:family="table-column">
      <style:table-column-properties style:column-width="1.0458in" style:use-optimal-column-width="false"/>
    </style:style>
    <style:style style:name="TableColumn14" style:family="table-column">
      <style:table-column-properties style:column-width="1.0097in" style:use-optimal-column-width="false"/>
    </style:style>
    <style:style style:name="TableColumn15" style:family="table-column">
      <style:table-column-properties style:column-width="0.9548in" style:use-optimal-column-width="false"/>
    </style:style>
    <style:style style:name="TableColumn16" style:family="table-column">
      <style:table-column-properties style:column-width="0.7361in" style:use-optimal-column-width="false"/>
    </style:style>
    <style:style style:name="TableColumn17" style:family="table-column">
      <style:table-column-properties style:column-width="0.6652in" style:use-optimal-column-width="false"/>
    </style:style>
    <style:style style:name="Table9" style:family="table">
      <style:table-properties style:width="5.7638in" fo:margin-left="-0.0486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2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2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4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6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8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0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2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4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Row35" style:family="table-row">
      <style:table-row-properties style:min-row-height="0.2083in" style:use-optimal-row-height="false"/>
    </style:style>
    <style:style style:name="TableCell3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9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5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5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5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5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5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5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5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5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6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6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6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6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6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6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66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6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6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69" style:family="table-row">
      <style:table-row-properties style:min-row-height="0.2083in" style:use-optimal-row-height="false"/>
    </style:style>
    <style:style style:name="TableCell7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7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7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7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7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7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7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7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7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7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8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8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8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83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8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8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86" style:family="table-row">
      <style:table-row-properties style:min-row-height="0.2083in" style:use-optimal-row-height="false"/>
    </style:style>
    <style:style style:name="TableCell8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8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8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9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9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9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9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9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9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9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9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9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9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0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10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0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0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0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1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1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1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1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1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1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1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17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11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1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120" style:family="table-row">
      <style:table-row-properties style:min-row-height="0.2083in" style:use-optimal-row-height="false"/>
    </style:style>
    <style:style style:name="TableCell12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2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2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2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2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2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2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2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2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3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3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3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3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34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13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3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137" style:family="table-row">
      <style:table-row-properties style:min-row-height="0.2083in" style:use-optimal-row-height="false"/>
    </style:style>
    <style:style style:name="TableCell13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3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4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4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4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4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4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4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4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4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4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4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5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51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15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5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154" style:family="table-row">
      <style:table-row-properties style:min-row-height="0.2083in" style:use-optimal-row-height="false"/>
    </style:style>
    <style:style style:name="TableCell15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5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5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5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5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6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6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6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6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6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6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6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6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68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16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7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171" style:family="table-row">
      <style:table-row-properties style:min-row-height="0.2083in" style:use-optimal-row-height="false"/>
    </style:style>
    <style:style style:name="TableCell17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7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7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7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7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7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7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7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8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8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8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8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8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85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18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8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188" style:family="table-row">
      <style:table-row-properties style:min-row-height="0.2083in" style:use-optimal-row-height="false"/>
    </style:style>
    <style:style style:name="TableCell18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9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9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9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9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9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9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9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9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19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19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0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0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02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0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0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0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0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0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1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1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1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1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1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1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1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1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1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19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2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2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222" style:family="table-row">
      <style:table-row-properties style:min-row-height="0.2083in" style:use-optimal-row-height="false"/>
    </style:style>
    <style:style style:name="TableCell22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2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2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2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2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2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2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3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3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3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3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3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3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36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3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3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239" style:family="table-row">
      <style:table-row-properties style:min-row-height="0.2083in" style:use-optimal-row-height="false"/>
    </style:style>
    <style:style style:name="TableCell24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4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4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4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4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4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4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4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4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4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5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5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5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53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5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5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5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5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6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6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6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6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6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6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6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6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6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6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70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7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7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273" style:family="table-row">
      <style:table-row-properties style:min-row-height="0.2083in" style:use-optimal-row-height="false"/>
    </style:style>
    <style:style style:name="TableCell27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7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7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7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7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7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8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8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8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8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8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8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8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87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28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8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290" style:family="table-row">
      <style:table-row-properties style:min-row-height="0.2083in" style:use-optimal-row-height="false"/>
    </style:style>
    <style:style style:name="TableCell29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9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9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9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9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9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9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29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29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0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0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0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0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04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0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0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0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1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1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1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1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1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1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1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1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1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1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2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21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2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2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324" style:family="table-row">
      <style:table-row-properties style:min-row-height="0.2083in" style:use-optimal-row-height="false"/>
    </style:style>
    <style:style style:name="TableCell32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2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2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2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2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3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3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3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3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3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3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3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3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38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3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4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341" style:family="table-row">
      <style:table-row-properties style:min-row-height="0.2083in" style:use-optimal-row-height="false"/>
    </style:style>
    <style:style style:name="TableCell34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4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4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4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4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4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4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4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5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5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5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5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5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55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5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5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358" style:family="table-row">
      <style:table-row-properties style:min-row-height="0.2083in" style:use-optimal-row-height="false"/>
    </style:style>
    <style:style style:name="TableCell35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6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6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6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6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6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6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6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6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6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6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7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7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72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7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7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375" style:family="table-row">
      <style:table-row-properties style:min-row-height="0.2083in" style:use-optimal-row-height="false"/>
    </style:style>
    <style:style style:name="TableCell37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7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7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7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8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8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8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8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8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8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8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8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8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89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39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9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392" style:family="table-row">
      <style:table-row-properties style:min-row-height="0.2083in" style:use-optimal-row-height="false"/>
    </style:style>
    <style:style style:name="TableCell39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9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9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9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9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39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39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0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0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0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0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0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0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06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40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0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409" style:family="table-row">
      <style:table-row-properties style:min-row-height="0.2083in" style:use-optimal-row-height="false"/>
    </style:style>
    <style:style style:name="TableCell41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1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1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1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1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1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1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1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1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1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2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2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2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23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42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2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426" style:family="table-row">
      <style:table-row-properties style:min-row-height="0.2083in" style:use-optimal-row-height="false"/>
    </style:style>
    <style:style style:name="TableCell42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2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2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3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3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3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3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3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3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3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3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3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3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40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44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4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443" style:family="table-row">
      <style:table-row-properties style:min-row-height="0.2083in" style:use-optimal-row-height="false"/>
    </style:style>
    <style:style style:name="TableCell44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4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4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4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4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4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5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5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5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5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5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5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5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57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45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5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460" style:family="table-row">
      <style:table-row-properties style:min-row-height="0.2083in" style:use-optimal-row-height="false"/>
    </style:style>
    <style:style style:name="TableCell46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6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6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64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6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6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67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68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69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70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71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72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73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74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475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76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Row477" style:family="table-row">
      <style:table-row-properties style:min-row-height="0.2083in" style:use-optimal-row-height="false"/>
    </style:style>
    <style:style style:name="TableCell47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7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8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81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8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8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84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85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86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87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88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89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TableCell490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91" style:parent-style-name="Standard" style:family="paragraph">
      <style:paragraph-properties fo:margin-bottom="0in" fo:line-height="100%"/>
      <style:text-properties style:font-name-asian="Times New Roman" fo:color="#000000" style:language-asian="fr" style:country-asian="FR"/>
    </style:style>
    <style:style style:name="TableCell492" style:family="table-cell">
      <style:table-cell-properties fo:border="none" fo:background-color="#FFFFFF" style:writing-mode="lr-tb" style:vertical-align="bottom" fo:padding-top="0in" fo:padding-left="0.0486in" fo:padding-bottom="0in" fo:padding-right="0.0486in"/>
    </style:style>
    <style:style style:name="P493" style:parent-style-name="Standard" style:family="paragraph">
      <style:paragraph-properties fo:text-align="end" fo:margin-bottom="0in" fo:line-height="100%"/>
      <style:text-properties style:font-name-asian="Times New Roman" fo:color="#000000" style:language-asian="fr" style:country-asian="FR"/>
    </style:style>
    <style:style style:name="P494" style:parent-style-name="Standard" style:family="paragraph">
      <style:text-properties fo:font-weight="bold" style:font-weight-asian="bold" style:font-weight-complex="bold" fo:color="#FF0000"/>
    </style:style>
    <style:style style:name="P495" style:parent-style-name="Standard" style:family="paragraph">
      <style:text-properties fo:background-color="#FFFF00"/>
    </style:style>
    <style:style style:name="P496" style:parent-style-name="Standard" style:family="paragraph">
      <style:text-properties fo:font-weight="bold" style:font-weight-asian="bold" style:font-weight-complex="bold" fo:color="#00B050"/>
    </style:style>
    <style:style style:name="P497" style:parent-style-name="Standard" style:family="paragraph"/>
    <style:style style:name="P498" style:parent-style-name="Standard" style:family="paragraph"/>
    <style:style style:name="P499" style:parent-style-name="Standard" style:family="paragraph"/>
    <style:style style:name="P500" style:parent-style-name="Standard" style:family="paragraph"/>
    <style:style style:name="T501" style:parent-style-name="Policepardéfaut" style:family="text">
      <style:text-properties fo:font-weight="bold" style:font-weight-asian="bold" style:font-weight-complex="bold" fo:color="#C5000B"/>
    </style:style>
    <style:style style:name="T502" style:parent-style-name="Policepardéfaut" style:family="text">
      <style:text-properties fo:font-weight="bold" style:font-weight-asian="bold" style:font-weight-complex="bold" fo:color="#C5000B"/>
    </style:style>
    <style:style style:name="T503" style:parent-style-name="Policepardéfaut" style:family="text">
      <style:text-properties fo:font-weight="bold" style:font-weight-asian="bold" style:font-weight-complex="bold" fo:color="#C5000B"/>
    </style:style>
    <style:style style:name="P504" style:parent-style-name="Standard" style:family="paragraph">
      <style:text-properties fo:color="#800000"/>
    </style:style>
    <style:style style:name="P505" style:parent-style-name="Standard" style:family="paragraph">
      <style:text-properties fo:color="#800000"/>
    </style:style>
    <style:style style:name="P506" style:parent-style-name="Standard" style:family="paragraph">
      <style:text-properties fo:color="#800000"/>
    </style:style>
    <style:style style:name="T507" style:parent-style-name="Policepardéfaut" style:family="text">
      <style:text-properties fo:color="#800000"/>
    </style:style>
    <style:style style:name="T508" style:parent-style-name="Policepardéfaut" style:family="text">
      <style:text-properties fo:color="#800000"/>
    </style:style>
    <style:style style:name="T509" style:parent-style-name="Policepardéfaut" style:family="text">
      <style:text-properties fo:color="#800000" fo:language="en" fo:country="US"/>
    </style:style>
    <style:style style:name="P510" style:parent-style-name="Standard" style:family="paragraph">
      <style:text-properties fo:color="#800000" fo:language="en" fo:country="US"/>
    </style:style>
    <style:style style:name="P511" style:parent-style-name="Standard" style:family="paragraph">
      <style:text-properties fo:color="#800000" fo:language="en" fo:country="US"/>
    </style:style>
    <style:style style:name="P512" style:parent-style-name="Standard" style:family="paragraph">
      <style:text-properties fo:color="#800000" fo:language="en" fo:country="US"/>
    </style:style>
    <style:style style:name="P513" style:parent-style-name="Standard" style:family="paragraph">
      <style:text-properties fo:color="#800000" fo:language="en" fo:country="US"/>
    </style:style>
    <style:style style:name="P514" style:parent-style-name="Standard" style:family="paragraph">
      <style:text-properties fo:color="#800000" fo:language="en" fo:country="US"/>
    </style:style>
    <style:style style:name="P515" style:parent-style-name="Standard" style:family="paragraph">
      <style:text-properties fo:color="#800000" fo:language="en" fo:country="US"/>
    </style:style>
    <style:style style:name="P516" style:parent-style-name="Standard" style:family="paragraph">
      <style:text-properties fo:color="#800000" fo:language="en" fo:country="US"/>
    </style:style>
    <style:style style:name="P517" style:parent-style-name="Standard" style:family="paragraph">
      <style:text-properties fo:color="#800000" fo:language="en" fo:country="US"/>
    </style:style>
    <style:style style:name="P518" style:parent-style-name="Standard" style:family="paragraph">
      <style:text-properties fo:color="#800000" fo:language="en" fo:country="US"/>
    </style:style>
    <style:style style:name="P519" style:parent-style-name="Standard" style:family="paragraph">
      <style:text-properties fo:color="#800000" fo:language="en" fo:country="US"/>
    </style:style>
    <style:style style:name="P520" style:parent-style-name="Standard" style:family="paragraph">
      <style:text-properties fo:color="#800000" fo:language="en" fo:country="US"/>
    </style:style>
    <style:style style:name="P521" style:parent-style-name="Standard" style:family="paragraph">
      <style:text-properties fo:language="en" fo:country="US"/>
    </style:style>
    <style:style style:name="P522" style:parent-style-name="Standard" style:family="paragraph">
      <style:text-properties fo:color="#800000" fo:language="en" fo:country="US"/>
    </style:style>
    <style:style style:name="P523" style:parent-style-name="Standard" style:family="paragraph">
      <style:text-properties fo:color="#800000" fo:language="en" fo:country="US"/>
    </style:style>
    <style:style style:name="P524" style:parent-style-name="Standard" style:family="paragraph">
      <style:text-properties fo:language="en" fo:country="US"/>
    </style:style>
    <style:style style:name="P525" style:parent-style-name="Standard" style:family="paragraph">
      <style:text-properties fo:color="#800000" fo:language="en" fo:country="US"/>
    </style:style>
    <style:style style:name="P526" style:parent-style-name="Standard" style:family="paragraph">
      <style:text-properties fo:color="#800000" fo:language="en" fo:country="US"/>
    </style:style>
    <style:style style:name="P527" style:parent-style-name="Standard" style:family="paragraph">
      <style:text-properties fo:language="en" fo:country="US"/>
    </style:style>
    <style:style style:name="P528" style:parent-style-name="Standard" style:family="paragraph">
      <style:text-properties fo:color="#800000" fo:language="en" fo:country="US"/>
    </style:style>
    <style:style style:name="P529" style:parent-style-name="Standard" style:family="paragraph">
      <style:text-properties fo:color="#800000" fo:language="en" fo:country="US"/>
    </style:style>
    <style:style style:name="P530" style:parent-style-name="Standard" style:family="paragraph">
      <style:text-properties fo:language="en" fo:country="US"/>
    </style:style>
    <style:style style:name="P531" style:parent-style-name="Standard" style:family="paragraph">
      <style:text-properties fo:color="#800000" fo:language="en" fo:country="US"/>
    </style:style>
    <style:style style:name="P532" style:parent-style-name="Standard" style:family="paragraph">
      <style:text-properties fo:color="#800000" fo:language="en" fo:country="US"/>
    </style:style>
    <style:style style:name="T533" style:parent-style-name="Policepardéfaut" style:family="text">
      <style:text-properties fo:language="en" fo:country="US"/>
    </style:style>
    <style:style style:name="T534" style:parent-style-name="Policepardéfaut" style:family="text">
      <style:text-properties fo:language="en" fo:country="US"/>
    </style:style>
    <style:style style:name="P535" style:parent-style-name="Standard" style:family="paragraph">
      <style:text-properties fo:font-weight="bold" style:font-weight-asian="bold" style:font-weight-complex="bold" fo:color="#800000"/>
    </style:style>
    <style:style style:name="P536" style:parent-style-name="Standard" style:family="paragraph">
      <style:text-properties fo:font-weight="bold" style:font-weight-asian="bold" style:font-weight-complex="bold" fo:color="#800000"/>
    </style:style>
    <style:style style:name="P537" style:parent-style-name="Standard" style:family="paragraph">
      <style:text-properties fo:font-weight="bold" style:font-weight-asian="bold" style:font-weight-complex="bold" fo:color="#800000"/>
    </style:style>
    <style:style style:name="P538" style:parent-style-name="Standard" style:family="paragraph">
      <style:text-properties fo:font-weight="bold" style:font-weight-asian="bold" style:font-weight-complex="bold" fo:color="#800000"/>
    </style:style>
    <style:style style:name="P539" style:parent-style-name="Standard" style:family="paragraph">
      <style:text-properties fo:font-weight="bold" style:font-weight-asian="bold" style:font-weight-complex="bold" fo:color="#800000"/>
    </style:style>
    <style:style style:name="P540" style:parent-style-name="Standard" style:family="paragraph">
      <style:text-properties fo:font-weight="bold" style:font-weight-asian="bold" style:font-weight-complex="bold" fo:color="#800000"/>
    </style:style>
    <style:style style:name="P541" style:parent-style-name="Standard" style:family="paragraph">
      <style:text-properties fo:font-weight="bold" style:font-weight-asian="bold" style:font-weight-complex="bold" fo:color="#800000"/>
    </style:style>
    <style:style style:family="graphic" style:name="a0" style:parent-style-name="Graphics">
      <style:graphic-properties style:wrap="none" style:writing-mode="lr-tb" style:horizontal-rel="paragraph" style:vertical-rel="paragraph" style:horizontal-pos="center" style:vertical-pos="top"/>
    </style:style>
  </office:automatic-styles>
  <office:body>
    <office:text text:use-soft-page-breaks="true">
      <text:p text:style-name="P1">========== <text:s/>Nouvelle</text:p>
      <text:p text:style-name="Standard">Relancement de l’apprentissage avec :</text:p>
      <text:list text:style-name="WWNum4">
        <text:list-item>
          <text:p text:style-name="P2">Les données de BTCUSD_all_5m.csv</text:p>
        </text:list-item>
        <text:list-item>
          <text:p text:style-name="P3">Plus de 160k de ligne</text:p>
        </text:list-item>
        <text:list-item>
          <text:p text:style-name="P4">Les indicateurs utilisés : RSI, STC et CCI</text:p>
        </text:list-item>
        <text:list-item>
          <text:p text:style-name="P5">Le pas des indicateurs commence de 6, évite d’utiliser &lt;6 pour éviter les<text:s/>erreurs de sensibilisation</text:p>
        </text:list-item>
        <text:list-item>
          <text:p text:style-name="P6">Mettre l’accent sur la génération avec un test</text:p>
        </text:list-item>
        <text:list-item>
          <text:p text:style-name="P7">Faire un round sur la valeur exact pour privilégier la généralisation</text:p>
        </text:list-item>
        <text:list-item>
          <text:p text:style-name="P8">Le pas du temps est de 12 avec utilisation de convolution, ce type de réseau prends en charge le long terme et le court terme</text:p>
        </text:list-item>
      </text:list>
      <text:p text:style-name="Standard"/>
      <text:p text:style-name="Standard">Changement de la stratégie :</text:p>
      <text:p text:style-name="Standard">Apprentissage par indicateur, RSI, STC ET CCI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filtfilt</text:p>
          </table:table-cell>
          <table:table-cell table:style-name="TableCell23">
            <text:p text:style-name="P24">int_delta</text:p>
          </table:table-cell>
          <table:table-cell table:style-name="TableCell25">
            <text:p text:style-name="P26">train_summary</text:p>
          </table:table-cell>
          <table:table-cell table:style-name="TableCell27">
            <text:p text:style-name="P28">train_accuracy</text:p>
          </table:table-cell>
          <table:table-cell table:style-name="TableCell29">
            <text:p text:style-name="P30">test_accuracy</text:p>
          </table:table-cell>
          <table:table-cell table:style-name="TableCell31">
            <text:p text:style-name="P32">Indicateur</text:p>
          </table:table-cell>
          <table:table-cell table:style-name="TableCell33">
            <text:p text:style-name="P34">step_Indic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0.15</text:p>
          </table:table-cell>
          <table:table-cell table:style-name="TableCell40">
            <text:p text:style-name="P41">0</text:p>
          </table:table-cell>
          <table:table-cell table:style-name="TableCell42">
            <text:p text:style-name="P43">0.77611931</text:p>
          </table:table-cell>
          <table:table-cell table:style-name="TableCell44">
            <text:p text:style-name="P45">0.779042959</text:p>
          </table:table-cell>
          <table:table-cell table:style-name="TableCell46">
            <text:p text:style-name="P47">0.752959907</text:p>
          </table:table-cell>
          <table:table-cell table:style-name="TableCell48">
            <text:p text:style-name="P49">RSI</text:p>
          </table:table-cell>
          <table:table-cell table:style-name="TableCell50">
            <text:p text:style-name="P51">6</text:p>
          </table:table-cell>
        </table:table-row>
        <table:table-row table:style-name="TableRow52">
          <table:table-cell table:style-name="TableCell53">
            <text:p text:style-name="P54">2</text:p>
          </table:table-cell>
          <table:table-cell table:style-name="TableCell55">
            <text:p text:style-name="P56">0.15</text:p>
          </table:table-cell>
          <table:table-cell table:style-name="TableCell57">
            <text:p text:style-name="P58">0</text:p>
          </table:table-cell>
          <table:table-cell table:style-name="TableCell59">
            <text:p text:style-name="P60">0.759593637</text:p>
          </table:table-cell>
          <table:table-cell table:style-name="TableCell61">
            <text:p text:style-name="P62">0.758846641</text:p>
          </table:table-cell>
          <table:table-cell table:style-name="TableCell63">
            <text:p text:style-name="P64">0.753241062</text:p>
          </table:table-cell>
          <table:table-cell table:style-name="TableCell65">
            <text:p text:style-name="P66">STC</text:p>
          </table:table-cell>
          <table:table-cell table:style-name="TableCell67">
            <text:p text:style-name="P68">9</text:p>
          </table:table-cell>
        </table:table-row>
        <table:table-row table:style-name="TableRow69">
          <table:table-cell table:style-name="TableCell70">
            <text:p text:style-name="P71">3</text:p>
          </table:table-cell>
          <table:table-cell table:style-name="TableCell72">
            <text:p text:style-name="P73">0.15</text:p>
          </table:table-cell>
          <table:table-cell table:style-name="TableCell74">
            <text:p text:style-name="P75">0</text:p>
          </table:table-cell>
          <table:table-cell table:style-name="TableCell76">
            <text:p text:style-name="P77">0.776200532</text:p>
          </table:table-cell>
          <table:table-cell table:style-name="TableCell78">
            <text:p text:style-name="P79">0.778262019</text:p>
          </table:table-cell>
          <table:table-cell table:style-name="TableCell80">
            <text:p text:style-name="P81">0.751616657</text:p>
          </table:table-cell>
          <table:table-cell table:style-name="TableCell82">
            <text:p text:style-name="P83">CCI</text:p>
          </table:table-cell>
          <table:table-cell table:style-name="TableCell84">
            <text:p text:style-name="P85">15</text:p>
          </table:table-cell>
        </table:table-row>
        <table:table-row table:style-name="TableRow86">
          <table:table-cell table:style-name="TableCell87">
            <text:p text:style-name="P88">4</text:p>
          </table:table-cell>
          <table:table-cell table:style-name="TableCell89">
            <text:p text:style-name="P90">0.15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>0.826171167</text:p>
          </table:table-cell>
          <table:table-cell table:style-name="TableCell95">
            <text:p text:style-name="P96">0.826730072</text:p>
          </table:table-cell>
          <table:table-cell table:style-name="TableCell97">
            <text:p text:style-name="P98">0.81600076</text:p>
          </table:table-cell>
          <table:table-cell table:style-name="TableCell99">
            <text:p text:style-name="P100">RSI</text:p>
          </table:table-cell>
          <table:table-cell table:style-name="TableCell101">
            <text:p text:style-name="P102">15</text:p>
          </table:table-cell>
        </table:table-row>
        <table:table-row table:style-name="TableRow103">
          <table:table-cell table:style-name="TableCell104">
            <text:p text:style-name="P105">5</text:p>
          </table:table-cell>
          <table:table-cell table:style-name="TableCell106">
            <text:p text:style-name="P107">0.15</text:p>
          </table:table-cell>
          <table:table-cell table:style-name="TableCell108">
            <text:p text:style-name="P109">1</text:p>
          </table:table-cell>
          <table:table-cell table:style-name="TableCell110">
            <text:p text:style-name="P111">0.824378022</text:p>
          </table:table-cell>
          <table:table-cell table:style-name="TableCell112">
            <text:p text:style-name="P113">0.823301554</text:p>
          </table:table-cell>
          <table:table-cell table:style-name="TableCell114">
            <text:p text:style-name="P115">0.80481708</text:p>
          </table:table-cell>
          <table:table-cell table:style-name="TableCell116">
            <text:p text:style-name="P117">STC</text:p>
          </table:table-cell>
          <table:table-cell table:style-name="TableCell118">
            <text:p text:style-name="P119">9</text:p>
          </table:table-cell>
        </table:table-row>
        <table:table-row table:style-name="TableRow120">
          <table:table-cell table:style-name="TableCell121">
            <text:p text:style-name="P122">6</text:p>
          </table:table-cell>
          <table:table-cell table:style-name="TableCell123">
            <text:p text:style-name="P124">0.15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0.835736689</text:p>
          </table:table-cell>
          <table:table-cell table:style-name="TableCell129">
            <text:p text:style-name="P130">0.836796999</text:p>
          </table:table-cell>
          <table:table-cell table:style-name="TableCell131">
            <text:p text:style-name="P132">0.813282907</text:p>
          </table:table-cell>
          <table:table-cell table:style-name="TableCell133">
            <text:p text:style-name="P134">CCI</text:p>
          </table:table-cell>
          <table:table-cell table:style-name="TableCell135">
            <text:p text:style-name="P136">12</text:p>
          </table:table-cell>
        </table:table-row>
        <table:table-row table:style-name="TableRow137">
          <table:table-cell table:style-name="TableCell138">
            <text:p text:style-name="P139">7</text:p>
          </table:table-cell>
          <table:table-cell table:style-name="TableCell140">
            <text:p text:style-name="P141">0.15</text:p>
          </table:table-cell>
          <table:table-cell table:style-name="TableCell142">
            <text:p text:style-name="P143">2</text:p>
          </table:table-cell>
          <table:table-cell table:style-name="TableCell144">
            <text:p text:style-name="P145">0.876485436</text:p>
          </table:table-cell>
          <table:table-cell table:style-name="TableCell146">
            <text:p text:style-name="P147">0.876127541</text:p>
          </table:table-cell>
          <table:table-cell table:style-name="TableCell148">
            <text:p text:style-name="P149">0.86995095</text:p>
          </table:table-cell>
          <table:table-cell table:style-name="TableCell150">
            <text:p text:style-name="P151">RSI</text:p>
          </table:table-cell>
          <table:table-cell table:style-name="TableCell152">
            <text:p text:style-name="P153">15</text:p>
          </table:table-cell>
        </table:table-row>
        <table:table-row table:style-name="TableRow154">
          <table:table-cell table:style-name="TableCell155">
            <text:p text:style-name="P156">8</text:p>
          </table:table-cell>
          <table:table-cell table:style-name="TableCell157">
            <text:p text:style-name="P158">0.15</text:p>
          </table:table-cell>
          <table:table-cell table:style-name="TableCell159">
            <text:p text:style-name="P160">2</text:p>
          </table:table-cell>
          <table:table-cell table:style-name="TableCell161">
            <text:p text:style-name="P162">0.865401677</text:p>
          </table:table-cell>
          <table:table-cell table:style-name="TableCell163">
            <text:p text:style-name="P164">0.865045309</text:p>
          </table:table-cell>
          <table:table-cell table:style-name="TableCell165">
            <text:p text:style-name="P166">0.841304541</text:p>
          </table:table-cell>
          <table:table-cell table:style-name="TableCell167">
            <text:p text:style-name="P168">STC</text:p>
          </table:table-cell>
          <table:table-cell table:style-name="TableCell169">
            <text:p text:style-name="P170">12</text:p>
          </table:table-cell>
        </table:table-row>
        <table:table-row table:style-name="TableRow171">
          <table:table-cell table:style-name="TableCell172">
            <text:p text:style-name="P173">9</text:p>
          </table:table-cell>
          <table:table-cell table:style-name="TableCell174">
            <text:p text:style-name="P175">0.15</text:p>
          </table:table-cell>
          <table:table-cell table:style-name="TableCell176">
            <text:p text:style-name="P177">2</text:p>
          </table:table-cell>
          <table:table-cell table:style-name="TableCell178">
            <text:p text:style-name="P179">0.88328939</text:p>
          </table:table-cell>
          <table:table-cell table:style-name="TableCell180">
            <text:p text:style-name="P181">0.884499729</text:p>
          </table:table-cell>
          <table:table-cell table:style-name="TableCell182">
            <text:p text:style-name="P183">0.865577459</text:p>
          </table:table-cell>
          <table:table-cell table:style-name="TableCell184">
            <text:p text:style-name="P185">CCI</text:p>
          </table:table-cell>
          <table:table-cell table:style-name="TableCell186">
            <text:p text:style-name="P187">12</text:p>
          </table:table-cell>
        </table:table-row>
        <table:table-row table:style-name="TableRow188">
          <table:table-cell table:style-name="TableCell189">
            <text:p text:style-name="P190">10</text:p>
          </table:table-cell>
          <table:table-cell table:style-name="TableCell191">
            <text:p text:style-name="P192">0.2</text:p>
          </table:table-cell>
          <table:table-cell table:style-name="TableCell193">
            <text:p text:style-name="P194">0</text:p>
          </table:table-cell>
          <table:table-cell table:style-name="TableCell195">
            <text:p text:style-name="P196">0.783579292</text:p>
          </table:table-cell>
          <table:table-cell table:style-name="TableCell197">
            <text:p text:style-name="P198">0.783682048</text:p>
          </table:table-cell>
          <table:table-cell table:style-name="TableCell199">
            <text:p text:style-name="P200">0.773858964</text:p>
          </table:table-cell>
          <table:table-cell table:style-name="TableCell201">
            <text:p text:style-name="P202">RSI</text:p>
          </table:table-cell>
          <table:table-cell table:style-name="TableCell203">
            <text:p text:style-name="P204">12</text:p>
          </table:table-cell>
        </table:table-row>
        <table:table-row table:style-name="TableRow205">
          <table:table-cell table:style-name="TableCell206">
            <text:p text:style-name="P207">11</text:p>
          </table:table-cell>
          <table:table-cell table:style-name="TableCell208">
            <text:p text:style-name="P209">0.2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0.77333275</text:p>
          </table:table-cell>
          <table:table-cell table:style-name="TableCell214">
            <text:p text:style-name="P215">0.772349894</text:p>
          </table:table-cell>
          <table:table-cell table:style-name="TableCell216">
            <text:p text:style-name="P217">0.762706578</text:p>
          </table:table-cell>
          <table:table-cell table:style-name="TableCell218">
            <text:p text:style-name="P219">STC</text:p>
          </table:table-cell>
          <table:table-cell table:style-name="TableCell220">
            <text:p text:style-name="P221">6</text:p>
          </table:table-cell>
        </table:table-row>
        <table:table-row table:style-name="TableRow222">
          <table:table-cell table:style-name="TableCell223">
            <text:p text:style-name="P224">12</text:p>
          </table:table-cell>
          <table:table-cell table:style-name="TableCell225">
            <text:p text:style-name="P226">0.2</text:p>
          </table:table-cell>
          <table:table-cell table:style-name="TableCell227">
            <text:p text:style-name="P228">0</text:p>
          </table:table-cell>
          <table:table-cell table:style-name="TableCell229">
            <text:p text:style-name="P230">0.787009384</text:p>
          </table:table-cell>
          <table:table-cell table:style-name="TableCell231">
            <text:p text:style-name="P232">0.787454188</text:p>
          </table:table-cell>
          <table:table-cell table:style-name="TableCell233">
            <text:p text:style-name="P234">0.76451844</text:p>
          </table:table-cell>
          <table:table-cell table:style-name="TableCell235">
            <text:p text:style-name="P236">CCI</text:p>
          </table:table-cell>
          <table:table-cell table:style-name="TableCell237">
            <text:p text:style-name="P238">12</text:p>
          </table:table-cell>
        </table:table-row>
        <table:table-row table:style-name="TableRow239">
          <table:table-cell table:style-name="TableCell240">
            <text:p text:style-name="P241">13</text:p>
          </table:table-cell>
          <table:table-cell table:style-name="TableCell242">
            <text:p text:style-name="P243">0.2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0.858410287</text:p>
          </table:table-cell>
          <table:table-cell table:style-name="TableCell248">
            <text:p text:style-name="P249">0.860211015</text:p>
          </table:table-cell>
          <table:table-cell table:style-name="TableCell250">
            <text:p text:style-name="P251">0.845896721</text:p>
          </table:table-cell>
          <table:table-cell table:style-name="TableCell252">
            <text:p text:style-name="P253">RSI</text:p>
          </table:table-cell>
          <table:table-cell table:style-name="TableCell254">
            <text:p text:style-name="P255">6</text:p>
          </table:table-cell>
        </table:table-row>
        <table:table-row table:style-name="TableRow256">
          <table:table-cell table:style-name="TableCell257">
            <text:p text:style-name="P258">14</text:p>
          </table:table-cell>
          <table:table-cell table:style-name="TableCell259">
            <text:p text:style-name="P260">0.2</text:p>
          </table:table-cell>
          <table:table-cell table:style-name="TableCell261">
            <text:p text:style-name="P262">1</text:p>
          </table:table-cell>
          <table:table-cell table:style-name="TableCell263">
            <text:p text:style-name="P264">0.848176241</text:p>
          </table:table-cell>
          <table:table-cell table:style-name="TableCell265">
            <text:p text:style-name="P266">0.848863244</text:p>
          </table:table-cell>
          <table:table-cell table:style-name="TableCell267">
            <text:p text:style-name="P268">0.829746008</text:p>
          </table:table-cell>
          <table:table-cell table:style-name="TableCell269">
            <text:p text:style-name="P270">STC</text:p>
          </table:table-cell>
          <table:table-cell table:style-name="TableCell271">
            <text:p text:style-name="P272">6</text:p>
          </table:table-cell>
        </table:table-row>
        <table:table-row table:style-name="TableRow273">
          <table:table-cell table:style-name="TableCell274">
            <text:p text:style-name="P275">15</text:p>
          </table:table-cell>
          <table:table-cell table:style-name="TableCell276">
            <text:p text:style-name="P277">0.2</text:p>
          </table:table-cell>
          <table:table-cell table:style-name="TableCell278">
            <text:p text:style-name="P279">1</text:p>
          </table:table-cell>
          <table:table-cell table:style-name="TableCell280">
            <text:p text:style-name="P281">0.855506679</text:p>
          </table:table-cell>
          <table:table-cell table:style-name="TableCell282">
            <text:p text:style-name="P283">0.855943382</text:p>
          </table:table-cell>
          <table:table-cell table:style-name="TableCell284">
            <text:p text:style-name="P285">0.840513587</text:p>
          </table:table-cell>
          <table:table-cell table:style-name="TableCell286">
            <text:p text:style-name="P287">CCI</text:p>
          </table:table-cell>
          <table:table-cell table:style-name="TableCell288">
            <text:p text:style-name="P289">9</text:p>
          </table:table-cell>
        </table:table-row>
        <table:table-row table:style-name="TableRow290">
          <table:table-cell table:style-name="TableCell291">
            <text:p text:style-name="P292">16</text:p>
          </table:table-cell>
          <table:table-cell table:style-name="TableCell293">
            <text:p text:style-name="P294">0.2</text:p>
          </table:table-cell>
          <table:table-cell table:style-name="TableCell295">
            <text:p text:style-name="P296">2</text:p>
          </table:table-cell>
          <table:table-cell table:style-name="TableCell297">
            <text:p text:style-name="P298">0.916978043</text:p>
          </table:table-cell>
          <table:table-cell table:style-name="TableCell299">
            <text:p text:style-name="P300">0.917521238</text:p>
          </table:table-cell>
          <table:table-cell table:style-name="TableCell301">
            <text:p text:style-name="P302">0.908994317</text:p>
          </table:table-cell>
          <table:table-cell table:style-name="TableCell303">
            <text:p text:style-name="P304">RSI</text:p>
          </table:table-cell>
          <table:table-cell table:style-name="TableCell305">
            <text:p text:style-name="P306">6</text:p>
          </table:table-cell>
        </table:table-row>
        <table:table-row table:style-name="TableRow307">
          <table:table-cell table:style-name="TableCell308">
            <text:p text:style-name="P309">17</text:p>
          </table:table-cell>
          <table:table-cell table:style-name="TableCell310">
            <text:p text:style-name="P311">0.2</text:p>
          </table:table-cell>
          <table:table-cell table:style-name="TableCell312">
            <text:p text:style-name="P313">2</text:p>
          </table:table-cell>
          <table:table-cell table:style-name="TableCell314">
            <text:p text:style-name="P315">0.891628448</text:p>
          </table:table-cell>
          <table:table-cell table:style-name="TableCell316">
            <text:p text:style-name="P317">0.890668809</text:p>
          </table:table-cell>
          <table:table-cell table:style-name="TableCell318">
            <text:p text:style-name="P319">0.881345868</text:p>
          </table:table-cell>
          <table:table-cell table:style-name="TableCell320">
            <text:p text:style-name="P321">STC</text:p>
          </table:table-cell>
          <table:table-cell table:style-name="TableCell322">
            <text:p text:style-name="P323">9</text:p>
          </table:table-cell>
        </table:table-row>
        <table:table-row table:style-name="TableRow324">
          <table:table-cell table:style-name="TableCell325">
            <text:p text:style-name="P326">18</text:p>
          </table:table-cell>
          <table:table-cell table:style-name="TableCell327">
            <text:p text:style-name="P328">0.2</text:p>
          </table:table-cell>
          <table:table-cell table:style-name="TableCell329">
            <text:p text:style-name="P330">2</text:p>
          </table:table-cell>
          <table:table-cell table:style-name="TableCell331">
            <text:p text:style-name="P332">0.916542213</text:p>
          </table:table-cell>
          <table:table-cell table:style-name="TableCell333">
            <text:p text:style-name="P334">0.916759074</text:p>
          </table:table-cell>
          <table:table-cell table:style-name="TableCell335">
            <text:p text:style-name="P336">0.902427614</text:p>
          </table:table-cell>
          <table:table-cell table:style-name="TableCell337">
            <text:p text:style-name="P338">CCI</text:p>
          </table:table-cell>
          <table:table-cell table:style-name="TableCell339">
            <text:p text:style-name="P340">9</text:p>
          </table:table-cell>
        </table:table-row>
        <table:table-row table:style-name="TableRow341">
          <table:table-cell table:style-name="TableCell342">
            <text:p text:style-name="P343">19</text:p>
          </table:table-cell>
          <table:table-cell table:style-name="TableCell344">
            <text:p text:style-name="P345">0.25</text:p>
          </table:table-cell>
          <table:table-cell table:style-name="TableCell346">
            <text:p text:style-name="P347">0</text:p>
          </table:table-cell>
          <table:table-cell table:style-name="TableCell348">
            <text:p text:style-name="P349">0.802615711</text:p>
          </table:table-cell>
          <table:table-cell table:style-name="TableCell350">
            <text:p text:style-name="P351">0.80229795</text:p>
          </table:table-cell>
          <table:table-cell table:style-name="TableCell352">
            <text:p text:style-name="P353">0.789827228</text:p>
          </table:table-cell>
          <table:table-cell table:style-name="TableCell354">
            <text:p text:style-name="P355">RSI</text:p>
          </table:table-cell>
          <table:table-cell table:style-name="TableCell356">
            <text:p text:style-name="P357">6</text:p>
          </table:table-cell>
        </table:table-row>
        <table:table-row table:style-name="TableRow358">
          <table:table-cell table:style-name="TableCell359">
            <text:p text:style-name="P360">20</text:p>
          </table:table-cell>
          <table:table-cell table:style-name="TableCell361">
            <text:p text:style-name="P362">0.25</text:p>
          </table:table-cell>
          <table:table-cell table:style-name="TableCell363">
            <text:p text:style-name="P364">0</text:p>
          </table:table-cell>
          <table:table-cell table:style-name="TableCell365">
            <text:p text:style-name="P366">0.773128042</text:p>
          </table:table-cell>
          <table:table-cell table:style-name="TableCell367">
            <text:p text:style-name="P368">0.771187127</text:p>
          </table:table-cell>
          <table:table-cell table:style-name="TableCell369">
            <text:p text:style-name="P370">0.766207397</text:p>
          </table:table-cell>
          <table:table-cell table:style-name="TableCell371">
            <text:p text:style-name="P372">STC</text:p>
          </table:table-cell>
          <table:table-cell table:style-name="TableCell373">
            <text:p text:style-name="P374">15</text:p>
          </table:table-cell>
        </table:table-row>
        <table:table-row table:style-name="TableRow375">
          <table:table-cell table:style-name="TableCell376">
            <text:p text:style-name="P377">21</text:p>
          </table:table-cell>
          <table:table-cell table:style-name="TableCell378">
            <text:p text:style-name="P379">0.25</text:p>
          </table:table-cell>
          <table:table-cell table:style-name="TableCell380">
            <text:p text:style-name="P381">0</text:p>
          </table:table-cell>
          <table:table-cell table:style-name="TableCell382">
            <text:p text:style-name="P383">0.799083905</text:p>
          </table:table-cell>
          <table:table-cell table:style-name="TableCell384">
            <text:p text:style-name="P385">0.798736155</text:p>
          </table:table-cell>
          <table:table-cell table:style-name="TableCell386">
            <text:p text:style-name="P387">0.775667071</text:p>
          </table:table-cell>
          <table:table-cell table:style-name="TableCell388">
            <text:p text:style-name="P389">CCI</text:p>
          </table:table-cell>
          <table:table-cell table:style-name="TableCell390">
            <text:p text:style-name="P391">9</text:p>
          </table:table-cell>
        </table:table-row>
        <table:table-row table:style-name="TableRow392">
          <table:table-cell table:style-name="TableCell393">
            <text:p text:style-name="P394">22</text:p>
          </table:table-cell>
          <table:table-cell table:style-name="TableCell395">
            <text:p text:style-name="P396">0.25</text:p>
          </table:table-cell>
          <table:table-cell table:style-name="TableCell397">
            <text:p text:style-name="P398">1</text:p>
          </table:table-cell>
          <table:table-cell table:style-name="TableCell399">
            <text:p text:style-name="P400">0.886687871</text:p>
          </table:table-cell>
          <table:table-cell table:style-name="TableCell401">
            <text:p text:style-name="P402">0.886276484</text:p>
          </table:table-cell>
          <table:table-cell table:style-name="TableCell403">
            <text:p text:style-name="P404">0.881772161</text:p>
          </table:table-cell>
          <table:table-cell table:style-name="TableCell405">
            <text:p text:style-name="P406">RSI</text:p>
          </table:table-cell>
          <table:table-cell table:style-name="TableCell407">
            <text:p text:style-name="P408">6</text:p>
          </table:table-cell>
        </table:table-row>
        <table:table-row table:style-name="TableRow409">
          <table:table-cell table:style-name="TableCell410">
            <text:p text:style-name="P411">23</text:p>
          </table:table-cell>
          <table:table-cell table:style-name="TableCell412">
            <text:p text:style-name="P413">0.25</text:p>
          </table:table-cell>
          <table:table-cell table:style-name="TableCell414">
            <text:p text:style-name="P415">1</text:p>
          </table:table-cell>
          <table:table-cell table:style-name="TableCell416">
            <text:p text:style-name="P417">0.863123098</text:p>
          </table:table-cell>
          <table:table-cell table:style-name="TableCell418">
            <text:p text:style-name="P419">0.862553775</text:p>
          </table:table-cell>
          <table:table-cell table:style-name="TableCell420">
            <text:p text:style-name="P421">0.859401345</text:p>
          </table:table-cell>
          <table:table-cell table:style-name="TableCell422">
            <text:p text:style-name="P423">STC</text:p>
          </table:table-cell>
          <table:table-cell table:style-name="TableCell424">
            <text:p text:style-name="P425">6</text:p>
          </table:table-cell>
        </table:table-row>
        <table:table-row table:style-name="TableRow426">
          <table:table-cell table:style-name="TableCell427">
            <text:p text:style-name="P428">24</text:p>
          </table:table-cell>
          <table:table-cell table:style-name="TableCell429">
            <text:p text:style-name="P430">0.25</text:p>
          </table:table-cell>
          <table:table-cell table:style-name="TableCell431">
            <text:p text:style-name="P432">1</text:p>
          </table:table-cell>
          <table:table-cell table:style-name="TableCell433">
            <text:p text:style-name="P434">0.881417046</text:p>
          </table:table-cell>
          <table:table-cell table:style-name="TableCell435">
            <text:p text:style-name="P436">0.881446362</text:p>
          </table:table-cell>
          <table:table-cell table:style-name="TableCell437">
            <text:p text:style-name="P438">0.871863782</text:p>
          </table:table-cell>
          <table:table-cell table:style-name="TableCell439">
            <text:p text:style-name="P440">CCI</text:p>
          </table:table-cell>
          <table:table-cell table:style-name="TableCell441">
            <text:p text:style-name="P442">6</text:p>
          </table:table-cell>
        </table:table-row>
        <table:table-row table:style-name="TableRow443">
          <table:table-cell table:style-name="TableCell444">
            <text:p text:style-name="P445">25</text:p>
          </table:table-cell>
          <table:table-cell table:style-name="TableCell446">
            <text:p text:style-name="P447">0.25</text:p>
          </table:table-cell>
          <table:table-cell table:style-name="TableCell448">
            <text:p text:style-name="P449">2</text:p>
          </table:table-cell>
          <table:table-cell table:style-name="TableCell450">
            <text:p text:style-name="P451">0.944607963</text:p>
          </table:table-cell>
          <table:table-cell table:style-name="TableCell452">
            <text:p text:style-name="P453">0.944437504</text:p>
          </table:table-cell>
          <table:table-cell table:style-name="TableCell454">
            <text:p text:style-name="P455">0.939821899</text:p>
          </table:table-cell>
          <table:table-cell table:style-name="TableCell456">
            <text:p text:style-name="P457">RSI</text:p>
          </table:table-cell>
          <table:table-cell table:style-name="TableCell458">
            <text:p text:style-name="P459">6</text:p>
          </table:table-cell>
        </table:table-row>
        <table:table-row table:style-name="TableRow460">
          <table:table-cell table:style-name="TableCell461">
            <text:p text:style-name="P462">26</text:p>
          </table:table-cell>
          <table:table-cell table:style-name="TableCell463">
            <text:p text:style-name="P464">0.25</text:p>
          </table:table-cell>
          <table:table-cell table:style-name="TableCell465">
            <text:p text:style-name="P466">2</text:p>
          </table:table-cell>
          <table:table-cell table:style-name="TableCell467">
            <text:p text:style-name="P468">0.914306069</text:p>
          </table:table-cell>
          <table:table-cell table:style-name="TableCell469">
            <text:p text:style-name="P470">0.914316714</text:p>
          </table:table-cell>
          <table:table-cell table:style-name="TableCell471">
            <text:p text:style-name="P472">0.905733466</text:p>
          </table:table-cell>
          <table:table-cell table:style-name="TableCell473">
            <text:p text:style-name="P474">STC</text:p>
          </table:table-cell>
          <table:table-cell table:style-name="TableCell475">
            <text:p text:style-name="P476">6</text:p>
          </table:table-cell>
        </table:table-row>
        <table:table-row table:style-name="TableRow477">
          <table:table-cell table:style-name="TableCell478">
            <text:p text:style-name="P479">27</text:p>
          </table:table-cell>
          <table:table-cell table:style-name="TableCell480">
            <text:p text:style-name="P481">0.25</text:p>
          </table:table-cell>
          <table:table-cell table:style-name="TableCell482">
            <text:p text:style-name="P483">2</text:p>
          </table:table-cell>
          <table:table-cell table:style-name="TableCell484">
            <text:p text:style-name="P485">0.94052105</text:p>
          </table:table-cell>
          <table:table-cell table:style-name="TableCell486">
            <text:p text:style-name="P487">0.940609932</text:p>
          </table:table-cell>
          <table:table-cell table:style-name="TableCell488">
            <text:p text:style-name="P489">0.930198431</text:p>
          </table:table-cell>
          <table:table-cell table:style-name="TableCell490">
            <text:p text:style-name="P491">CCI</text:p>
          </table:table-cell>
          <table:table-cell table:style-name="TableCell492">
            <text:p text:style-name="P493">6</text:p>
          </table:table-cell>
        </table:table-row>
      </table:table>
      <text:p text:style-name="P494">Le STC est moins bon que les 2 autres de 1 à 3%</text:p>
      <text:p text:style-name="Standard"/>
      <text:p text:style-name="Standard">Réapprentissage avec correction sur le i+1 et i-1</text:p>
      <text:p text:style-name="P495">La première<text:s/>observation, une mauvaise généralisation sur le RSI, 80% sur 85%, donc je baisse les epochs de 25 à 15</text:p>
      <text:p text:style-name="P496">Remarque : si j’augmente le nombre des données, est-ce que l’apprentissage reste à 85%</text:p>
      <text:p text:style-name="Standard">Voilà<text:s/>les nouvelles résultats avec :</text:p>
      <text:list text:style-name="LFO6" text:continue-numbering="true">
        <text:list-item>
          <text:p text:style-name="P497">Apprentissage avec les<text:s/>valeurs d'1min BTC+ETH pour avoir 540k</text:p>
        </text:list-item>
        <text:list-item>
          <text:p text:style-name="P498">15% pour validation</text:p>
        </text:list-item>
        <text:list-item>
          <text:p text:style-name="P499">Epochs de 50 et batch_size de 64</text:p>
        </text:list-item>
        <text:list-item>
          <text:p text:style-name="P500">La généralisation est à l'image d'apprentissage</text:p>
        </text:list-item>
      </text:list>
      <text:p text:style-name="Standard"/>
      <text:p text:style-name="Standard"><text:span text:style-name="T501"><draw:frame draw:z-index="251658240" draw:id="id0" draw:style-name="a0" draw:name="Objet1" text:anchor-type="paragraph" svg:x="0in" svg:y="0in" svg:width="6.43681in" svg:height="4.63472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text:span text:style-name="T502">Attention : Après les tests sur l</text:span><text:span text:style-name="T503">es 5min et 15min, très mauvaise généralisation pour le premier réseau</text:span></text:p>
      <text:p text:style-name="Standard">filtfilt: 0.15 int_delta: 0 Indicateur: RSI step_Indic: 12</text:p>
      <text:p text:style-name="Standard"><text:tab/>15 min : <text:s text:c="2"/>0.714546561168594</text:p>
      <text:p text:style-name="Standard"><text:tab/>5min : 0.7401095556908095</text:p>
      <text:p text:style-name="Standard"><text:tab/>1min : 0.7601947656725502</text:p>
      <text:p text:style-name="Standard">filtfilt: 0.15 int_delta: 0 Indicateur: STC<text:s/>step_Indic: 6 ;</text:p>
      <text:p text:style-name="Standard"><text:tab/>15 min : <text:s text:c="2"/>0.714546561168594</text:p>
      <text:p text:style-name="Standard"><text:tab/>5min : 0.6735646175694867</text:p>
      <text:p text:style-name="Standard"><text:tab/>1min : 0.7494420775005072</text:p>
      <text:p text:style-name="P504">Une erreur<text:s/>s’est<text:s/>produit<text:s/>dans les données d'apprentissage de Y, au lieu de faire &lt; 0 pour le filtre j'ai fait &lt; 0.5, les résultats de trading sont :</text:p>
      <text:p text:style-name="P505">Pour<text:s/>BTC 15 min  (365J):</text:p>
      <text:p text:style-name="P506"><text:tab/>if(df['Y20_0'][i] == 0): pour l'achat</text:p>
      <text:p text:style-name="Standard"><text:span text:style-name="T507"><text:tab/></text:span><text:span text:style-name="T508"><text:tab/></text:span><text:span text:style-name="T509">[1987, 54.151987921489685, 185.70999442857453, 0.09346250348695245]</text:span></text:p>
      <text:p text:style-name="P510"><text:tab/>if(df['P20_0_CCI_COR'][i] &lt; 0.5):</text:p>
      <text:p text:style-name="P511"><text:tab/><text:tab/>[4008, 53.1187624750499, 297.46950229942223, 0.07421893769945664]</text:p>
      <text:p text:style-name="P512"><text:tab/>if(df['P20_0_CCI_COR'][i] &lt; 0.3):</text:p>
      <text:p text:style-name="P513"><text:tab/><text:tab/>[3078, 55.360623781676416, 377.6865622550455, 0.12270518591781855]</text:p>
      <text:p text:style-name="P514"><text:tab/>if(df['P20_1_CCI_COR'][i] &lt; 0.3):</text:p>
      <text:p text:style-name="P515"><text:tab/><text:tab/>[2752, 57.957848837209305, 445.2544788352846, 0.16179305190235632]</text:p>
      <text:p text:style-name="P516"><text:tab/>if(df['P20_1_RSI_COR'][i] &lt; 0.3):</text:p>
      <text:p text:style-name="P517"><text:tab/><text:tab/>[2734,<text:s/>57.8639356254572, 424.358339976196, 0.15521519384645063]</text:p>
      <text:p text:style-name="P518"><text:tab/>if(df['P15_1_CCI_COR'][i] &lt; 0.3):</text:p>
      <text:p text:style-name="P519"><text:tab/><text:tab/>[2195, 63.55353075170843, 535.8180896009652, 0.24410846906649897]</text:p>
      <text:p text:style-name="P520"><text:tab/>if(df['P15_0_CCI_COR'][i] &lt; 0.3):</text:p>
      <text:p text:style-name="P521"><text:tab/><text:tab/>[2272, 63.38028169014085, 591.0814302570093, 0.2601590802187541]</text:p>
      <text:p text:style-name="P522">Pour BTC 5 min :</text:p>
      <text:p text:style-name="P523"><text:tab/>if(df['P15_0_CCI_COR'][i] &lt; 0.3):</text:p>
      <text:p text:style-name="P524"><text:tab/><text:tab/>[2274, 58.35532102022867, 259.1907454923763, 0.11398009916111536]</text:p>
      <text:p text:style-name="P525">Pour ETH 15 min  (180J):</text:p>
      <text:p text:style-name="P526"><text:tab/>if(df['P15_0_CCI_COR'][i] &lt; 0.3):</text:p>
      <text:p text:style-name="P527"><text:tab/><text:tab/>[1043, 65.19654841802493, 520.9452082018372, 0.49946808073042875]</text:p>
      <text:p text:style-name="P528">Pour ETH 5 min :</text:p>
      <text:p text:style-name="P529"><text:tab/>if(df['P15_0_CCI_COR'][i] &lt; 0.3):</text:p>
      <text:p text:style-name="P530"><text:tab/><text:tab/>[2164, 59.24214417744917, 337.7708084526877, 0.15608632553266527]</text:p>
      <text:p text:style-name="P531">Pour BTC 15 min  (519J):</text:p>
      <text:p text:style-name="P532"><text:tab/>if(df['P15_0_CCI_COR'][i] &lt; 0.3):</text:p>
      <text:p text:style-name="Standard"><text:span text:style-name="T533"><text:tab/></text:span><text:span text:style-name="T534"><text:tab/></text:span>[3226, 62.554246745195286, 778.8452826740106, 0.24142755197582474]</text:p>
      <text:p text:style-name="Standard"/>
      <text:p text:style-name="P535">Après plusieurs optimisation sur BTC, ETH pour 5min et 15min voilà le résultat final</text:p>
      <text:p text:style-name="P536">BTC 1min : <text:s text:c="3"/>[[1621, 10779, 68.9697717458359, 250.9580460899214, 0.15481680819859434]</text:p>
      <text:p text:style-name="P537">ETH 1min : <text:s text:c="3"/>[1531, 10195, 71.58719790986284, 292.6570665181136, 0.19115419106343148]</text:p>
      <text:p text:style-name="P538">BTC 5min : <text:s text:c="3"/>[1643, 10361, 68.41144248326232, 630.376349039768, 0.38367397993899455]</text:p>
      <text:p text:style-name="P539">ETH 5min : <text:s text:c="3"/>[1401, 8556, 67.30906495360456, 661.9894197788677, 0.47251207692995556]</text:p>
      <text:p text:style-name="P540">BTC 15min : <text:s/>[1642, 10728, 71.19366626065774, 847.8124780206215, 0.5163291583560423]</text:p>
      <text:p text:style-name="P541">ETH<text:s/>15min : [413, 2720, 76.99757869249395, 491.0175629295346, 1.1889045107252654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fo:color="#2E74B5" fo:font-size="13pt" style:font-size-asian="13pt" style:font-size-complex="13pt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5902in" fo:margin-bottom="0.984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ar BENGHARBI</meta:initial-creator>
    <dc:creator>amar</dc:creator>
    <meta:creation-date>2024-07-17T21:57:00Z</meta:creation-date>
    <dc:date>2025-01-12T21:28:00Z</dc:date>
    <meta:template xlink:href="Normal" xlink:type="simple"/>
    <meta:editing-cycles>113</meta:editing-cycles>
    <meta:editing-duration>PT25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9" meta:word-count="765" meta:character-count="4964" meta:row-count="35" meta:non-whitespace-character-count="42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94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ce1"/>
        <table:table-column table:style-name="co3" table:number-columns-repeated="3" table:default-cell-style-name="ce2"/>
        <table:table-column table:style-name="co4" table:default-cell-style-name="ce1"/>
        <table:table-column table:style-name="co5" table:default-cell-style-name="ce2"/>
        <table:table-row table:style-name="ro1" table:number-rows-repeated="5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>
            <text:p>filtfilt</text:p>
          </table:table-cell>
          <table:table-cell office:value-type="string">
            <text:p>int_delta</text:p>
          </table:table-cell>
          <table:table-cell table:style-name="ce1" office:value-type="string">
            <text:p>train_summary</text:p>
          </table:table-cell>
          <table:table-cell table:style-name="ce1" office:value-type="string">
            <text:p>train_accuracy</text:p>
          </table:table-cell>
          <table:table-cell table:style-name="ce1" office:value-type="string">
            <text:p>test_accuracy</text:p>
          </table:table-cell>
          <table:table-cell office:value-type="string">
            <text:p>Indicateur</text:p>
          </table:table-cell>
          <table:table-cell table:style-name="ce1" office:value-type="string">
            <text:p>step_Indic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7774544931236923</text:p>
          </table:table-cell>
          <table:table-cell office:value-type="string">
            <text:p>0.7740702033042908</text:p>
          </table:table-cell>
          <table:table-cell office:value-type="string">
            <text:p>0.7859928011894226</text:p>
          </table:table-cell>
          <table:table-cell office:value-type="string">
            <text:p>RS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7714361095633627</text:p>
          </table:table-cell>
          <table:table-cell office:value-type="string">
            <text:p>0.7717606425285339</text:p>
          </table:table-cell>
          <table:table-cell office:value-type="string">
            <text:p>0.7754025459289551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0">
            <text:p>0</text:p>
          </table:table-cell>
          <table:table-cell office:value-type="string">
            <text:p>0.7743659664284159</text:p>
          </table:table-cell>
          <table:table-cell office:value-type="string">
            <text:p>0.7739660143852234</text:p>
          </table:table-cell>
          <table:table-cell office:value-type="string">
            <text:p>0.7770015001296997</text:p>
          </table:table-cell>
          <table:table-cell office:value-type="string">
            <text:p>CC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1">
            <text:p>1</text:p>
          </table:table-cell>
          <table:table-cell office:value-type="string">
            <text:p>0.8214300210698775</text:p>
          </table:table-cell>
          <table:table-cell office:value-type="string">
            <text:p>0.8195418119430542</text:p>
          </table:table-cell>
          <table:table-cell office:value-type="string">
            <text:p>0.831318199634552</text:p>
          </table:table-cell>
          <table:table-cell office:value-type="string">
            <text:p>RS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1">
            <text:p>1</text:p>
          </table:table-cell>
          <table:table-cell office:value-type="string">
            <text:p>0.80792463552064</text:p>
          </table:table-cell>
          <table:table-cell office:value-type="string">
            <text:p>0.8164269924163818</text:p>
          </table:table-cell>
          <table:table-cell office:value-type="string">
            <text:p>0.818046510219574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1">
            <text:p>1</text:p>
          </table:table-cell>
          <table:table-cell office:value-type="string">
            <text:p>0.8206975568536141</text:p>
          </table:table-cell>
          <table:table-cell office:value-type="string">
            <text:p>0.8183696866035461</text:p>
          </table:table-cell>
          <table:table-cell office:value-type="string">
            <text:p>0.8221424221992493</text:p>
          </table:table-cell>
          <table:table-cell office:value-type="string">
            <text:p>CC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2">
            <text:p>2</text:p>
          </table:table-cell>
          <table:table-cell office:value-type="string">
            <text:p>0.8606565240975192</text:p>
          </table:table-cell>
          <table:table-cell office:value-type="string">
            <text:p>0.8581825494766235</text:p>
          </table:table-cell>
          <table:table-cell office:value-type="string">
            <text:p>0.8648725152015686</text:p>
          </table:table-cell>
          <table:table-cell office:value-type="string">
            <text:p>RS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2">
            <text:p>2</text:p>
          </table:table-cell>
          <table:table-cell office:value-type="string">
            <text:p>0.8447102061600794</text:p>
          </table:table-cell>
          <table:table-cell office:value-type="string">
            <text:p>0.8488642573356628</text:p>
          </table:table-cell>
          <table:table-cell office:value-type="string">
            <text:p>0.8471974730491638</text:p>
          </table:table-cell>
          <table:table-cell office:value-type="string">
            <text:p>STC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0.15</text:p>
          </table:table-cell>
          <table:table-cell office:value-type="float" office:value="2">
            <text:p>2</text:p>
          </table:table-cell>
          <table:table-cell office:value-type="string">
            <text:p>0.8556787194237702</text:p>
          </table:table-cell>
          <table:table-cell office:value-type="string">
            <text:p>0.8528754711151123</text:p>
          </table:table-cell>
          <table:table-cell office:value-type="string">
            <text:p>0.8656228184700012</text:p>
          </table:table-cell>
          <table:table-cell office:value-type="string">
            <text:p>CC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7877698770862315</text:p>
          </table:table-cell>
          <table:table-cell office:value-type="string">
            <text:p>0.7857956886291504</text:p>
          </table:table-cell>
          <table:table-cell office:value-type="string">
            <text:p>0.7985879778862</text:p>
          </table:table-cell>
          <table:table-cell office:value-type="string">
            <text:p>RS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7807109146393213</text:p>
          </table:table-cell>
          <table:table-cell office:value-type="string">
            <text:p>0.7797505855560303</text:p>
          </table:table-cell>
          <table:table-cell office:value-type="string">
            <text:p>0.7824134826660156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0.7815540787371358</text:p>
          </table:table-cell>
          <table:table-cell office:value-type="string">
            <text:p>0.7831779718399048</text:p>
          </table:table-cell>
          <table:table-cell office:value-type="string">
            <text:p>0.7891292572021484</text:p>
          </table:table-cell>
          <table:table-cell office:value-type="string">
            <text:p>CC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0.8496529558713373</text:p>
          </table:table-cell>
          <table:table-cell office:value-type="string">
            <text:p>0.8464440107345581</text:p>
          </table:table-cell>
          <table:table-cell office:value-type="string">
            <text:p>0.857554018497467</text:p>
          </table:table-cell>
          <table:table-cell office:value-type="string">
            <text:p>RS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0.8315387652535212</text:p>
          </table:table-cell>
          <table:table-cell office:value-type="string">
            <text:p>0.8294591903686523</text:p>
          </table:table-cell>
          <table:table-cell office:value-type="string">
            <text:p>0.842597246170044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string">
            <text:p>0.8445478463338044</text:p>
          </table:table-cell>
          <table:table-cell office:value-type="string">
            <text:p>0.8423459529876709</text:p>
          </table:table-cell>
          <table:table-cell office:value-type="string">
            <text:p>0.8480830788612366</text:p>
          </table:table-cell>
          <table:table-cell office:value-type="string">
            <text:p>CC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0.8891875735692962</text:p>
          </table:table-cell>
          <table:table-cell office:value-type="string">
            <text:p>0.8856557011604309</text:p>
          </table:table-cell>
          <table:table-cell office:value-type="string">
            <text:p>0.8918586373329163</text:p>
          </table:table-cell>
          <table:table-cell office:value-type="string">
            <text:p>RSI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0.8775843809847124</text:p>
          </table:table-cell>
          <table:table-cell office:value-type="string">
            <text:p>0.8761224746704102</text:p>
          </table:table-cell>
          <table:table-cell office:value-type="string">
            <text:p>0.8778367042541504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</text:p>
          </table:table-cell>
          <table:table-cell office:value-type="float" office:value="2">
            <text:p>2</text:p>
          </table:table-cell>
          <table:table-cell office:value-type="string">
            <text:p>0.8845547835263816</text:p>
          </table:table-cell>
          <table:table-cell office:value-type="string">
            <text:p>0.8825495839118958</text:p>
          </table:table-cell>
          <table:table-cell office:value-type="string">
            <text:p>0.8912805318832397</text:p>
          </table:table-cell>
          <table:table-cell office:value-type="string">
            <text:p>CCI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7957255085737058</text:p>
          </table:table-cell>
          <table:table-cell office:value-type="string">
            <text:p>0.7933905720710754</text:p>
          </table:table-cell>
          <table:table-cell office:value-type="string">
            <text:p>0.8056604266166687</text:p>
          </table:table-cell>
          <table:table-cell office:value-type="string">
            <text:p>RS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783596491551754</text:p>
          </table:table-cell>
          <table:table-cell office:value-type="string">
            <text:p>0.7824790477752686</text:p>
          </table:table-cell>
          <table:table-cell office:value-type="string">
            <text:p>0.7888587117195129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string">
            <text:p>0.7911296184913083</text:p>
          </table:table-cell>
          <table:table-cell office:value-type="string">
            <text:p>0.7886087894439697</text:p>
          </table:table-cell>
          <table:table-cell office:value-type="string">
            <text:p>0.795881986618042</text:p>
          </table:table-cell>
          <table:table-cell office:value-type="string">
            <text:p>CCI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1">
            <text:p>1</text:p>
          </table:table-cell>
          <table:table-cell office:value-type="string">
            <text:p>0.8682468459758748</text:p>
          </table:table-cell>
          <table:table-cell office:value-type="string">
            <text:p>0.8649092316627502</text:p>
          </table:table-cell>
          <table:table-cell office:value-type="string">
            <text:p>0.8785008788108826</text:p>
          </table:table-cell>
          <table:table-cell office:value-type="string">
            <text:p>RSI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1">
            <text:p>1</text:p>
          </table:table-cell>
          <table:table-cell office:value-type="string">
            <text:p>0.8549185802371192</text:p>
          </table:table-cell>
          <table:table-cell office:value-type="string">
            <text:p>0.8538088202476501</text:p>
          </table:table-cell>
          <table:table-cell office:value-type="string">
            <text:p>0.8573326468467712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1">
            <text:p>1</text:p>
          </table:table-cell>
          <table:table-cell office:value-type="string">
            <text:p>0.8615993180887297</text:p>
          </table:table-cell>
          <table:table-cell office:value-type="string">
            <text:p>0.8584538698196411</text:p>
          </table:table-cell>
          <table:table-cell office:value-type="string">
            <text:p>0.8731873035430908</text:p>
          </table:table-cell>
          <table:table-cell office:value-type="string">
            <text:p>CCI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0.9074272240528702</text:p>
          </table:table-cell>
          <table:table-cell office:value-type="string">
            <text:p>0.905453622341156</text:p>
          </table:table-cell>
          <table:table-cell office:value-type="string">
            <text:p>0.9154130816459656</text:p>
          </table:table-cell>
          <table:table-cell office:value-type="string">
            <text:p>RSI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0.8889846237864526</text:p>
          </table:table-cell>
          <table:table-cell office:value-type="string">
            <text:p>0.8887118697166443</text:p>
          </table:table-cell>
          <table:table-cell office:value-type="string">
            <text:p>0.8975412249565125</text:p>
          </table:table-cell>
          <table:table-cell office:value-type="string">
            <text:p>STC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3"/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0.9037261580130109</text:p>
          </table:table-cell>
          <table:table-cell office:value-type="string">
            <text:p>0.9016615748405457</text:p>
          </table:table-cell>
          <table:table-cell office:value-type="string">
            <text:p>0.9098657965660095</text:p>
          </table:table-cell>
          <table:table-cell office:value-type="string">
            <text:p>CCI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9">19/09/2024</text:date>, <text:time>19:0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